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2.5007in"/>
    </style:style>
    <style:style style:name="Table1.B" style:family="table-column">
      <style:table-column-properties style:column-width="3.766in"/>
    </style:style>
    <style:style style:name="Table1.1" style:family="table-row">
      <style:table-row-properties style:min-row-height="0.2708in" fo:keep-together="auto"/>
    </style:style>
    <style:style style:name="Table1.A1" style:family="table-cell">
      <style:table-cell-properties style:vertical-align="" fo:padding="0.0417in" fo:border-left="0.6pt solid #000000" fo:border-right="none" fo:border-top="0.6pt solid #000000" fo:border-bottom="0.6pt solid #000000"/>
    </style:style>
    <style:style style:name="Table1.B1" style:family="table-cell">
      <style:table-cell-properties style:vertical-align="" fo:padding="0.0417in" fo:border="0.6pt solid #000000"/>
    </style:style>
    <style:style style:name="Table1.A2" style:family="table-cell">
      <style:table-cell-properties style:vertical-align="" fo:padding="0.0417in" fo:border-left="0.6pt solid #000000" fo:border-right="0.6pt solid #000000" fo:border-top="none" fo:border-bottom="0.6pt solid #000000"/>
    </style:style>
    <style:style style:name="Table1.3" style:family="table-row">
      <style:table-row-properties style:min-row-height="0.6563in" fo:keep-together="auto"/>
    </style:style>
    <style:style style:name="Table1.A3" style:family="table-cell">
      <style:table-cell-properties style:vertical-align="" fo:padding="0.0417in" fo:border-left="0.6pt solid #000000" fo:border-right="none" fo:border-top="none" fo:border-bottom="0.6pt solid #000000"/>
    </style:style>
    <style:style style:name="Table1.4" style:family="table-row">
      <style:table-row-properties style:min-row-height="1.2292in" fo:keep-together="auto"/>
    </style:style>
    <style:style style:name="Table1.5" style:family="table-row">
      <style:table-row-properties style:min-row-height="2.7708in" fo:keep-together="auto"/>
    </style:style>
    <style:style style:name="Table1.6" style:family="table-row">
      <style:table-row-properties style:min-row-height="1.0417in" fo:keep-together="auto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" fo:padding="0.0694in" fo:border-left="none" fo:border-right="0.6pt solid #000000" fo:border-top="none" fo:border-bottom="0.6pt solid #000000"/>
    </style:style>
    <style:style style:name="Table1.11" style:family="table-row">
      <style:table-row-properties style:min-row-height="0.8542in" fo:keep-together="auto"/>
    </style:style>
    <style:style style:name="Table1.14" style:family="table-row">
      <style:table-row-properties style:min-row-height="3.7292in" fo:keep-together="auto"/>
    </style:style>
    <style:style style:name="P1" style:family="paragraph" style:parent-style-name="Standard">
      <style:text-properties style:font-name="Roboto" fo:font-size="10.5pt" style:font-name-asian="Roboto1" style:font-size-asian="10.5pt" style:font-name-complex="Roboto1" style:font-size-complex="10.5pt"/>
    </style:style>
    <style:style style:name="P2" style:family="paragraph" style:parent-style-name="Standard">
      <style:paragraph-properties fo:margin-top="0in" fo:margin-bottom="0.0972in" loext:contextual-spacing="false" fo:line-height="160%"/>
    </style:style>
    <style:style style:name="P3" style:family="paragraph" style:parent-style-name="Standard" style:master-page-name="Standard">
      <style:paragraph-properties fo:margin-top="0in" fo:margin-bottom="0.0972in" loext:contextual-spacing="false" fo:line-height="160%" style:page-number="1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Ответы нужно давать лаконичные, достаточно продемонстрировать понимание предмета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Ф.И.О.</text:span></text:p>
          </table:table-cell>
          <table:table-cell table:style-name="Table1.B1" office:value-type="string">
            <text:p text:style-name="Standard"><text:span text:style-name="T1"><text:s/>Карелин Никита Владимирович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Standard"><text:span text:style-name="T2">Java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><text:span text:style-name="T1">Что такое переопределение метода?</text:span></text:p>
          </table:table-cell>
          <table:table-cell table:style-name="Table1.A2" office:value-type="string">
            <text:p text:style-name="Standard"><text:span text:style-name="T1"><text:s/>Возможность подкласса иметь собственную реализацию метода, существующего в родительском классе.</text:span></text:p>
          </table:table-cell>
        </table:table-row>
        <table:table-row table:style-name="Table1.4">
          <table:table-cell table:style-name="Table1.A3" office:value-type="string">
            <text:p text:style-name="Standard"><text:span text:style-name="T1">Какие бывают виды классов?</text:span></text:p>
          </table:table-cell>
          <table:table-cell table:style-name="Table1.A2" office:value-type="string">
            <text:p text:style-name="Standard"><text:span text:style-name="T1"><text:s/>Base class(от него можно наследоваться), Final class(от него нельзя наследоваться), Abstract class(является схемой для наследования), Interface(схема для реализации определенного поведения), Inner classes(включают в себя обычный, статический, локальный и анонимный внутренние классы)</text:span></text:p>
          </table:table-cell>
        </table:table-row>
        <table:table-row table:style-name="Table1.5">
          <table:table-cell table:style-name="Table1.A3" office:value-type="string">
            <text:p text:style-name="Standard"><text:span text:style-name="T1">Как и зачем можно использовать модификатор final?</text:span></text:p>
          </table:table-cell>
          <table:table-cell table:style-name="Table1.A2" office:value-type="string">
            <text:p text:style-name="Standard"><text:span text:style-name="T1"><text:s/>Модификатор можно использовать:</text:span></text:p>
            <text:p text:style-name="Standard"><text:span text:style-name="T1"><text:s text:c="4"/>1)Для переменных. У примитивов нельзя изменить значение после инициадизации, у обьектов не получится сменить референс, но внутреннее состояние обьекта получится. Модификатор предоставляет возможность сделать object immutable и использовать в многопоточной среде без рисков. Так же компилятор может делать оптимизации с final полями.</text:span></text:p>
            <text:p text:style-name="Standard"><text:span text:style-name="T1"><text:s text:c="4"/>2)Для методов. final в данном случае ограничивает переопределение метода в дочернем классе. Можно использовать для ограничения изменения логики в методе родителе.</text:span></text:p>
            <text:p text:style-name="Standard"><text:span text:style-name="T1"><text:s text:c="4"/>3)Для классов. От таких классов нельзя наследоваться. </text:span></text:p>
          </table:table-cell>
        </table:table-row>
        <table:table-row table:style-name="Table1.6">
          <table:table-cell table:style-name="Table1.A3" office:value-type="string">
            <text:p text:style-name="Standard"><text:span text:style-name="T1">Какие есть варианты использования ключевого слова try?</text:span></text:p>
          </table:table-cell>
          <table:table-cell table:style-name="Table1.A2" office:value-type="string">
            <text:p text:style-name="Standard"><text:span text:style-name="T1"><text:s/>Используется для перехвата ошибки во время выполнения кода. Так же существует конструкция try with resources, которая позволяет автоматизировать закрытие ресурса, если ресурс реализует интерфейс AutoClosable.</text:span></text:p>
          </table:table-cell>
        </table:table-row>
        <table:table-row table:style-name="Table1.5">
          <table:table-cell table:style-name="Table1.A3" office:value-type="string">
            <text:p text:style-name="Standard"><text:span text:style-name="T1">Какие есть стандартные реализации интерфейса List и в каких ситуациях их нужно использовать?</text:span></text:p>
          </table:table-cell>
          <table:table-cell table:style-name="Table1.A2" office:value-type="string">
            <text:p text:style-name="Standard"><text:span text:style-name="T1"><text:s/>1)ArrayList - под капотом обычный массив, имеет линейную сложность при вызове элемента по его индексу, но вставка и удаление O(n). Используется очень часто.</text:span></text:p>
            <text:p text:style-name="Standard"><text:span text:style-name="T1">2)LinkedList - под капотом обьект Entry, который имеет поля Entry next и Entry prev, что является более затратным по сравнению с массивом в ArrayList. Выгоден для использования, когда нужно часто вставлять/удалять из начала/конца списка. В общей практике используется более редко. </text:span></text:p>
            <text:p text:style-name="Standard"><text:span text:style-name="T1">3)Vector - похож на ArrayList, но синхронизирован т.е. можно использовать в многопоточном приложении. В нынешнее время есть более эффективные реализации.</text:span></text:p>
            <text:p text:style-name="Standard"><text:span text:style-name="T1">4)Stack - подкласс Vector, LIFO структура.</text:span></text:p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A8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Standard"><text:span text:style-name="T1">В чём основная идея стримов из пакета java.util.stream?</text:span></text:p>
          </table:table-cell>
          <table:table-cell table:style-name="Table1.A2" office:value-type="string">
            <text:p text:style-name="Standard"><text:span text:style-name="T1"><text:s/>Упростить обработку данных в функциональном стиле. На практике стрим конструкции хорошо читаются и лаконично выглядят в коде. 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Standard"><text:span text:style-name="T2">Разное</text:span></text:p>
          </table:table-cell>
          <table:covered-table-cell/>
        </table:table-row>
        <table:table-row table:style-name="Table1.11">
          <table:table-cell table:style-name="Table1.A3" office:value-type="string">
            <text:p text:style-name="Standard"><text:span text:style-name="T1">Каким критериям должна удовлетворять «хорошая» хэш-функция?</text:span></text:p>
          </table:table-cell>
          <table:table-cell table:style-name="Table1.A2" office:value-type="string">
            <text:p text:style-name="Standard"><text:span text:style-name="T1"><text:s/>Хорошая хэш функция должна быть между двух критериев:</text:span></text:p>
            <text:p text:style-name="Standard"><text:span text:style-name="T1">1) Минимальное количество коллизий, но</text:span></text:p>
            <text:p text:style-name="Standard"><text:span text:style-name="T1">2)быстрый алгоритм вычисления хэша.</text:span></text:p>
          </table:table-cell>
        </table:table-row>
        <table:table-row table:style-name="Table1.3">
          <table:table-cell table:style-name="Table1.A3" office:value-type="string">
            <text:p text:style-name="Standard"><text:span text:style-name="T1">В чём причина популярности и широкого распространения кодировки UTF-8?</text:span></text:p>
          </table:table-cell>
          <table:table-cell table:style-name="Table1.A2" office:value-type="string">
            <text:p text:style-name="Standard"><text:span text:style-name="T1"><text:s/>UTF-8 эффективно распоряжается памятью при кодировке. Так же имеет обратную совместимость с ASCII.</text:span></text:p>
          </table:table-cell>
        </table:table-row>
        <table:table-row table:style-name="Table1.4">
          <table:table-cell table:style-name="Table1.A3" office:value-type="string">
            <text:p text:style-name="Standard"><text:span text:style-name="T1">Сравните форматы XML и JSON. Когда какой использовать?</text:span></text:p>
          </table:table-cell>
          <table:table-cell table:style-name="Table1.A2" office:value-type="string">
            <text:p text:style-name="Standard"><text:span text:style-name="T1"><text:s/>JSON - формат данных более читабельный для человека (требует меньше кода), а XML является языком разметки, который имеет инструкции и может быть "понятен" многим языкам программирования. Из моего опыта, в данный момент для передачи информации чаще используется JSON, для конфигурации XML.</text:span></text:p>
          </table:table-cell>
        </table:table-row>
        <table:table-row table:style-name="Table1.14">
          <table:table-cell table:style-name="Table1.A3" office:value-type="string">
            <text:p text:style-name="Standard"><text:span text:style-name="T1">Опишите что будет происходить «под капотом» после ввода адреса сайта в браузере и нажатия Enter?</text:span></text:p>
          </table:table-cell>
          <table:table-cell table:style-name="Table1.A2" office:value-type="string">
            <text:p text:style-name="Standard"><text:span text:style-name="T1"><text:s/>Браузер формирует HTTP сообщение(строка запроса, тело сообщения, необходимые headers), если сервер адреса использует HTTPS, то браузер делает запрос на наличие SSL сертификата, сервер в ответ высылает публичный ключ и мета инф-цию, браузер делает запрос в центр сертификации и при подтверждении генерирует сеанс-ключ и зашифровывает публичным ключом после чего отсылает на сервер, где ключ расшифровывается при помощи приватного ключа и сервер сохраняет сеанс-ключ и дальнейшее взаимодействие переходит на симметричное шифрование с помощью сеанс-ключа. Операционная система, получив HTTP сообщение от браузера, формирует TCP-пакет и инкапсулирует его в IP-пакет, добавляя свои параметры. В случае если IP домена нету в кэшэ браузера и системном файле, ОС отправляет отдельный DNS запрос и получает IP домена. Через Ethernet кадр направляется в маршрутизатор откуда уходит в глобальную сеть к серверу и все происходит в обратном порядке.</text:span></text:p>
          </table:table-cell>
        </table:table-row>
      </table:table>
      <text:p text:style-name="P2"><text:span text:style-name="T1">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4" meta:word-count="540" meta:character-count="4107" meta:non-whitespace-character-count="3573"/>
    <meta:generator>LibreOfficeDev/6.0.5.2$Linux_X86_64 LibreOffice_project/</meta:generator>
  </office:meta>
</office:document-meta>
</file>